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825f" officeooo:paragraph-rsid="000e825f"/>
    </style:style>
    <style:style style:name="P2" style:family="paragraph" style:parent-style-name="Standard">
      <style:text-properties fo:font-style="italic" officeooo:rsid="000f0fc4" officeooo:paragraph-rsid="000f0fc4" style:font-style-asian="italic" style:font-style-complex="italic"/>
    </style:style>
    <style:style style:name="P3" style:family="paragraph" style:parent-style-name="Standard">
      <style:text-properties fo:font-style="italic" officeooo:rsid="000f822e" officeooo:paragraph-rsid="000f822e" style:font-style-asian="italic" style:font-style-complex="italic"/>
    </style:style>
    <style:style style:name="P4" style:family="paragraph" style:parent-style-name="Standard">
      <style:text-properties fo:font-style="italic" fo:font-weight="bold" officeooo:rsid="000f822e" officeooo:paragraph-rsid="000f822e" style:font-style-asian="italic" style:font-weight-asian="bold" style:font-style-complex="italic" style:font-weight-complex="bold"/>
    </style:style>
    <style:style style:name="P5" style:family="paragraph" style:parent-style-name="Standard">
      <style:text-properties fo:font-style="italic" fo:font-weight="bold" officeooo:rsid="000f0fc4" officeooo:paragraph-rsid="000f0fc4" style:font-style-asian="italic" style:font-weight-asian="bold" style:font-style-complex="italic" style:font-weight-complex="bold"/>
    </style:style>
    <style:style style:name="P6" style:family="paragraph" style:parent-style-name="Standard">
      <style:text-properties fo:font-style="normal" officeooo:rsid="000f0fc4" officeooo:paragraph-rsid="000f0fc4" style:font-style-asian="normal" style:font-style-complex="normal"/>
    </style:style>
    <style:style style:name="P7" style:family="paragraph" style:parent-style-name="Standard">
      <style:text-properties fo:font-style="normal" officeooo:rsid="000f822e" officeooo:paragraph-rsid="000f822e" style:font-style-asian="normal" style:font-style-complex="normal"/>
    </style:style>
    <style:style style:name="T1" style:family="text">
      <style:text-properties fo:font-style="normal" style:font-style-asian="normal" style:font-style-complex="normal"/>
    </style:style>
    <style:style style:name="T2" style:family="text">
      <style:text-properties officeooo:rsid="0010e5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Patrizi (jdp99)</text:p>
      <text:p text:style-name="P1">EECS 338 – Intro to OS</text:p>
      <text:p text:style-name="P1">HW2 <text:span text:style-name="T2">Writeup</text:span></text:p>
      <text:p text:style-name="P1"/>
      <text:p text:style-name="P1">For this assignment, combinations of wait() and getppid() and getpid() sys calls were used in order to get the process IDs as specified.</text:p>
      <text:p text:style-name="P1"/>
      <text:p text:style-name="P5">1. Create a program that creates one parent with two children. Display the IDs in the order in which the processes are created. Below is an example of how the output might look. Use the “flush(stdout)” and sleep(#)” instructions to ensure the lines are printed in the correct order. NEW: Alternately, you may use “wait” instead of “sleep” if you wish.</text:p>
      <text:p text:style-name="P2"/>
      <text:p text:style-name="P6">For this question, it revolves around this bit of code: </text:p>
      <text:p text:style-name="P6"><text:s text:c="2"/>pid = fork();</text:p>
      <text:p text:style-name="P6"/>
      <text:p text:style-name="P6"><text:tab/>if (pid == 0) { /* child process, 1 */</text:p>
      <text:p text:style-name="P6"><text:tab/><text:tab/>wait(NULL);</text:p>
      <text:p text:style-name="P6"><text:tab/><text:tab/>child = getpid();</text:p>
      <text:p text:style-name="P6"><text:tab/><text:tab/>child_parent = getppid();</text:p>
      <text:p text:style-name="P6"><text:tab/><text:tab/>printf("Process 2 = %d, ", child);</text:p>
      <text:p text:style-name="P6"><text:tab/><text:tab/>printf("parent = %d.\n", child_parent);</text:p>
      <text:p text:style-name="P6"><text:tab/><text:tab/>fflush(stdout);</text:p>
      <text:p text:style-name="P6"><text:tab/>}</text:p>
      <text:p text:style-name="P6"><text:tab/>else //if(pid &gt;0)</text:p>
      <text:p text:style-name="P6"><text:tab/></text:p>
      <text:p text:style-name="P6"/>
      <text:p text:style-name="P6">Where understanding that pid will only be 0 for the child process, hence the if statement will only be executed for the child. The else statement will be executed only for the parent because its value of pid is not equal to 0.</text:p>
      <text:p text:style-name="P6"/>
      <text:p text:style-name="P5">2. Create a program that creates three processes where the 2 nd process is the child of the 1 st and the parent of the 3rd. Display the IDs in the order in which the processes are created. Below is an example of how the output might look. Use the “flush(stdout)” and “sleep(#)” instructions to ensure the lines are printed in the correct order. Alternately, you may use “wait” instead of “sleep” if you wish.</text:p>
      <text:p text:style-name="P2"/>
      <text:p text:style-name="P6">For this question, it was important to have the following nested if statement:</text:p>
      <text:p text:style-name="P6">pid = fork();</text:p>
      <text:p text:style-name="P6"/>
      <text:p text:style-name="P6"><text:s/><text:tab/>if (pid == 0) { /* child process, 1 */</text:p>
      <text:p text:style-name="P6"><text:s/><text:tab/><text:tab/>wait(NULL);</text:p>
      <text:p text:style-name="P6"><text:s/><text:tab/><text:tab/>child = getpid();</text:p>
      <text:p text:style-name="P6"><text:s/><text:tab/><text:tab/>child_parent = getppid();</text:p>
      <text:p text:style-name="P6"><text:s/><text:tab/><text:tab/>printf("Process 2 = %d, ", child);</text:p>
      <text:p text:style-name="P6"><text:s/><text:tab/><text:tab/>printf("parent = %d.\n", child_parent);</text:p>
      <text:p text:style-name="P6"><text:s/><text:tab/><text:tab/>fflush(stdout);</text:p>
      <text:p text:style-name="P6"><text:tab/><text:tab/>wait(NULL);</text:p>
      <text:p text:style-name="P6"><text:tab/><text:tab/>pid = fork();</text:p>
      <text:p text:style-name="P6"/>
      <text:p text:style-name="P6"><text:soft-page-break/><text:tab/><text:tab/>if (pid == 0) </text:p>
      <text:p text:style-name="P6">This nested if statement allows the child process to create its own child process. Therefore, the 2nd process is the child of the 1 st and the parent of the 3rd.</text:p>
      <text:p text:style-name="P6"/>
      <text:p text:style-name="P4">3. Create a program that creates three processes where the 2 nd process is the child of the 1 st and the parent of the 3 rd (just like #2 above). Display the process IDs in reverse order of creation (3 rd , 2 nd , 1 st ). Below is an example of how the output might look. Use the “flush(stdout)” and “wait(NULL)” instructions to ensure the lines are printed in the correct order. Do not use “sleep”.</text:p>
      <text:p text:style-name="P3"/>
      <text:p text:style-name="P7">The trickiest question of the assignment, the important approach to this question was to change the locations of the wait() sys calls and to make sure that the children could not execute code that was intended for the parent to run in order to get the requested output for this question. In order to get the children not to run the parent only printf, those printfs needed to be surrounded by logic:</text:p>
      <text:p text:style-name="P3">if (pid != 0){ //parent process only <text:span text:style-name="T1">where the pid would not be equal to 0 for the parent process. Therefore the children could not run the program in these se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20:05:08.402307089</meta:creation-date>
    <dc:date>2017-09-12T20:29:34.676996408</dc:date>
    <meta:editing-duration>PT3M54S</meta:editing-duration>
    <meta:editing-cycles>3</meta:editing-cycles>
    <meta:generator>LibreOffice/5.1.6.2$Linux_X86_64 LibreOffice_project/10m0$Build-2</meta:generator>
    <meta:document-statistic meta:table-count="0" meta:image-count="0" meta:object-count="0" meta:page-count="2" meta:paragraph-count="35" meta:word-count="522" meta:character-count="2918" meta:non-whitespace-character-count="2383"/>
  </office:meta>
</office:document-meta>
</file>